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005cm" fo:margin-left="-1.752cm" fo:margin-top="0cm" fo:margin-bottom="0cm" table:align="left" style:writing-mode="lr-tb"/>
    </style:style>
    <style:style style:name="Table1.A" style:family="table-column">
      <style:table-column-properties style:column-width="1.498cm"/>
    </style:style>
    <style:style style:name="Table1.B" style:family="table-column">
      <style:table-column-properties style:column-width="3.501cm"/>
    </style:style>
    <style:style style:name="Table1.C" style:family="table-column">
      <style:table-column-properties style:column-width="3.748cm"/>
    </style:style>
    <style:style style:name="Table1.D" style:family="table-column">
      <style:table-column-properties style:column-width="1.127cm"/>
    </style:style>
    <style:style style:name="Table1.E" style:family="table-column">
      <style:table-column-properties style:column-width="0.626cm"/>
    </style:style>
    <style:style style:name="Table1.F" style:family="table-column">
      <style:table-column-properties style:column-width="2.997cm"/>
    </style:style>
    <style:style style:name="Table1.G" style:family="table-column">
      <style:table-column-properties style:column-width="4.692cm"/>
    </style:style>
    <style:style style:name="Table1.H" style:family="table-column">
      <style:table-column-properties style:column-width="3.307cm"/>
    </style:style>
    <style:style style:name="Table1.I" style:family="table-column">
      <style:table-column-properties style:column-width="2.251cm"/>
    </style:style>
    <style:style style:name="Table1.J" style:family="table-column">
      <style:table-column-properties style:column-width="2.498cm"/>
    </style:style>
    <style:style style:name="Table1.1" style:family="table-row">
      <style:table-row-properties style:row-height="0.494cm" style:keep-together="false" fo:keep-together="always"/>
    </style:style>
    <style:style style:name="Table1.A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1.C1" style:family="table-cell">
      <style:table-cell-properties fo:background-color="#ffffff" fo:padding-left="0.191cm" fo:padding-right="0.191cm" fo:padding-top="0cm" fo:padding-bottom="0cm" fo:border="0.018cm solid #00000a">
        <style:background-image/>
      </style:table-cell-properties>
    </style:style>
    <style:style style:name="Table1.2" style:family="table-row">
      <style:table-row-properties style:min-row-height="0.157cm" style:keep-together="false" fo:keep-together="always"/>
    </style:style>
    <style:style style:name="Table1.3" style:family="table-row">
      <style:table-row-properties style:min-row-height="12.323cm" style:keep-together="false" fo:keep-together="always"/>
    </style:style>
    <style:style style:name="Table1.9" style:family="table-row">
      <style:table-row-properties style:min-row-height="0.226cm" style:keep-together="false" fo:keep-together="always"/>
    </style:style>
    <style:style style:name="Table1.A9"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Comic Sans MS" fo:font-size="11pt" fo:language="en" fo:country="GB" style:font-size-asian="11pt" style:font-name-complex="Arial1" style:font-size-complex="11pt"/>
    </style:style>
    <style:style style:name="P3" style:family="paragraph" style:parent-style-name="Standard">
      <style:paragraph-properties fo:text-align="center" style:justify-single-word="false"/>
      <style:text-properties style:font-name="Comic Sans MS" fo:font-size="11pt" fo:language="en" fo:country="GB" style:font-size-asian="11pt" style:font-name-complex="Arial1" style:font-size-complex="11pt"/>
    </style:style>
    <style:style style:name="P4" style:family="paragraph" style:parent-style-name="Standard">
      <style:text-properties style:font-name="Comic Sans MS" fo:language="en" fo:country="GB" style:font-name-complex="Arial1" style:font-size-complex="12pt"/>
    </style:style>
    <style:style style:name="P5" style:family="paragraph" style:parent-style-name="Standard">
      <style:paragraph-properties fo:text-align="center" style:justify-single-word="false"/>
      <style:text-properties style:font-name="Comic Sans MS" fo:language="en" fo:country="GB" style:font-name-complex="Arial1" style:font-size-complex="12pt"/>
    </style:style>
    <style:style style:name="P6" style:family="paragraph" style:parent-style-name="Standard">
      <style:text-properties style:font-name="Comic Sans MS" fo:language="en" fo:country="GB" style:font-size-complex="12pt"/>
    </style:style>
    <style:style style:name="P7" style:family="paragraph" style:parent-style-name="Standard">
      <style:text-properties fo:language="en" fo:country="GB"/>
    </style:style>
    <style:style style:name="P8" style:family="paragraph" style:parent-style-name="Standard">
      <style:paragraph-properties fo:margin-left="-0.101cm" fo:margin-right="-0.101cm" fo:text-indent="0cm" style:auto-text-indent="false"/>
    </style:style>
    <style:style style:name="P9" style:family="paragraph" style:parent-style-name="Standard">
      <style:paragraph-properties fo:margin-left="-0.101cm" fo:margin-right="-0.101cm" fo:text-indent="0cm" style:auto-text-indent="false"/>
      <style:text-properties style:font-name="Comic Sans MS" fo:font-size="10pt" fo:language="en" fo:country="GB" style:font-size-asian="10pt" style:language-asian="en" style:country-asian="GB"/>
    </style:style>
    <style:style style:name="P10" style:family="paragraph" style:parent-style-name="Standard" style:master-page-name="Standard">
      <style:paragraph-properties style:page-number="auto"/>
      <style:text-properties fo:font-size="11pt" style:font-size-asian="11pt" style:font-size-complex="11pt" text:display="none"/>
    </style:style>
    <style:style style:name="P11" style:family="paragraph" style:parent-style-name="List_20_Paragraph" style:list-style-name="WWNum1"/>
    <style:style style:name="P12" style:family="paragraph" style:parent-style-name="List_20_Paragraph" style:list-style-name="WWNum1">
      <style:paragraph-properties fo:text-align="center" style:justify-single-word="false"/>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start" style:justify-single-word="false"/>
      <style:text-properties style:font-name="Comic Sans MS" fo:font-size="11pt" fo:font-weight="normal" style:font-size-asian="11pt" style:font-weight-asian="normal" style:font-name-complex="Arial1" style:font-size-complex="11pt"/>
    </style:style>
    <style:style style:name="T1" style:family="text">
      <style:text-properties style:font-name="Comic Sans MS"/>
    </style:style>
    <style:style style:name="T2" style:family="text">
      <style:text-properties style:font-name="Comic Sans MS" fo:font-size="11pt" fo:language="en" fo:country="GB" style:font-size-asian="11pt" style:font-name-complex="Arial1" style:font-size-complex="11pt"/>
    </style:style>
    <style:style style:name="T3" style:family="text">
      <style:text-properties style:font-name="Comic Sans MS" fo:font-size="11pt" fo:font-weight="normal" style:font-size-asian="11pt" style:font-weight-asian="normal" style:font-name-complex="Arial1" style:font-size-complex="11pt"/>
    </style:style>
    <style:style style:name="T4" style:family="text">
      <style:text-properties style:font-name="Comic Sans MS" style:font-size-complex="12pt"/>
    </style:style>
    <style:style style:name="T5" style:family="text">
      <style:text-properties style:font-name="Comic Sans MS" fo:language="en" fo:country="GB" style:font-name-complex="Arial1" style:font-size-complex="12pt"/>
    </style:style>
    <style:style style:name="T6" style:family="text">
      <style:text-properties style:font-name="Comic Sans MS" fo:font-size="10pt" fo:language="en" fo:country="GB" style:font-size-asian="10pt" style:language-asian="en" style:country-asian="GB"/>
    </style:style>
    <style:style style:name="T7" style:family="text">
      <style:text-properties fo:language="en" fo:country="GB"/>
    </style:style>
    <style:style style:name="T8" style:family="text">
      <style:text-properties style:font-name="Symbol"/>
    </style:style>
    <style:style style:name="T9" style:family="text">
      <style:text-properties style:font-name="Symbo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rows-spanned="2" office:value-type="string">
            <text:p text:style-name="P1"><text:span text:style-name="T2">Day</text:span></text:p>
          </table:table-cell>
          <table:table-cell table:style-name="Table1.A1" table:number-rows-spanned="2" office:value-type="string">
            <text:p text:style-name="P1"><text:span text:style-name="T2">Spelling, Punctuation and Grammar</text:span></text:p>
          </table:table-cell>
          <table:table-cell table:style-name="Table1.C1" table:number-columns-spanned="3" office:value-type="string">
            <text:p text:style-name="P1"><text:span text:style-name="T2">MAIN ACTIVITY</text:span></text:p>
          </table:table-cell>
          <table:covered-table-cell/>
          <table:covered-table-cell/>
        </table:table-row>
        <table:table-row table:style-name="Table1.2">
          <table:covered-table-cell/>
          <table:covered-table-cell/>
          <table:table-cell table:style-name="Table1.A1" office:value-type="string">
            <text:p text:style-name="P1"><text:span text:style-name="T2">Learning Objectives &amp; SC</text:span></text:p>
          </table:table-cell>
          <table:table-cell table:style-name="Table1.A1" table:number-columns-spanned="3" office:value-type="string">
            <text:p text:style-name="P1"><text:span text:style-name="T2">Class teaching</text:span></text:p>
          </table:table-cell>
          <table:covered-table-cell/>
          <table:covered-table-cell/>
          <table:table-cell table:style-name="Table1.A1" table:number-columns-spanned="2" office:value-type="string">
            <text:list xml:id="list5374325756431839345" text:style-name="Outline">
              <text:list-item>
                <text:h text:style-name="Heading_20_1" text:outline-level="1"><text:span text:style-name="T3">Activities and adult support</text:span></text:h>
              </text:list-item>
            </text:list>
            <text:p text:style-name="P3"/>
          </table:table-cell>
          <table:covered-table-cell/>
          <table:table-cell table:style-name="Table1.A1" office:value-type="string">
            <text:p text:style-name="P1"><text:span text:style-name="T2">Plenary</text:span></text:p>
          </table:table-cell>
          <table:table-cell table:style-name="Table1.A1" office:value-type="string">
            <text:p text:style-name="P1"><text:span text:style-name="T2">Evaluation</text:span></text:p>
          </table:table-cell>
          <table:table-cell table:style-name="Table1.A1" table:number-columns-spanned="0" office:value-type="string">
            <text:p text:style-name="P1"><text:span text:style-name="T2">Resources/ICT</text:span></text:p>
          </table:table-cell>
        </table:table-row>
        <text:soft-page-break/>
        <table:table-row table:style-name="Table1.3">
          <table:table-cell table:style-name="Table1.A1" office:value-type="string">
            <text:p text:style-name="P1"><text:span text:style-name="T2">T </text:span></text:p>
          </table:table-cell>
          <table:table-cell table:style-name="Table1.A1" office:value-type="string">
            <text:p text:style-name="P4"/>
            <text:p text:style-name="P5"/>
          </table:table-cell>
          <table:table-cell table:style-name="Table1.A1" office:value-type="string">
            <text:p text:style-name="P1"><text:span text:style-name="T9"></text:span><text:span text:style-name="T4">to write the first draft of a newspaper report with quotes.</text:span></text:p>
          </table:table-cell>
          <table:table-cell table:style-name="Table1.A1" table:number-columns-spanned="3" office:value-type="string">
            <text:p text:style-name="Standard"><text:span text:style-name="T5">Recap on features of a newspaper report. In pairs read through and make a list of features- use these to make a class s.c. (5mins)</text:span></text:p>
            <text:p text:style-name="P4"/>
            <text:p text:style-name="Standard"><text:span text:style-name="T5">Discuss how we will need to include quotes from the different characters in our report- remind the children of their characters role plays and play scripts.</text:span></text:p>
            <text:p text:style-name="P4"/>
            <text:p text:style-name="Standard"><text:span text:style-name="T5">Look back at play scripts and choose some quotes from the different characters to include. Record on planning sheet. (5mins)</text:span></text:p>
            <text:p text:style-name="P4"/>
            <text:p text:style-name="P4"/>
          </table: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5"/>
          </table:table-cell>
          <table:table-cell table:style-name="Table1.A1" office:value-type="string">
            <text:p text:style-name="P4"/>
          </table:table-cell>
          <table:table-cell table:style-name="Table1.A1" table:number-columns-spanned="0" office:value-type="string">
            <text:p text:style-name="P5"/>
          </table:table-cell>
        </table:table-row>
        <text:soft-page-break/>
        <table:table-row table:style-name="Table1.2">
          <table:table-cell table:style-name="Table1.A1" office:value-type="string">
            <text:p text:style-name="P1"><text:bookmark text:name="_GoBack"/><text:span text:style-name="T2">W</text:span></text:p>
          </table:table-cell>
          <table:table-cell table:style-name="Table1.A1" office:value-type="string">
            <text:p text:style-name="P2"/>
            <text:p text:style-name="P3"/>
          </table:table-cell>
          <table:table-cell table:style-name="Table1.A1" office:value-type="string">
            <text:list xml:id="list6267060753774374598" text:style-name="WWNum1">
              <text:list-item>
                <text:p text:style-name="P12"><text:span text:style-name="T2">To write a poem using figurative language, considering the impact on the reader.</text:span></text:p>
              </text:list-item>
            </text:list>
          </table:table-cell>
          <table:table-cell table:style-name="Table1.A1" table:number-columns-spanned="3" office:value-type="string">
            <text:p text:style-name="Standard"><text:span text:style-name="T2">Recap on Grace Nichols poem ‘Sky Artist’.</text:span></text:p>
            <text:p text:style-name="Standard"><text:span text:style-name="T2">Discuss language/images.</text:span></text:p>
            <text:p text:style-name="Standard"><text:span text:style-name="T2">Re read class shared poem from previous lesson.</text:span></text:p>
            <text:p text:style-name="Standard"><text:span text:style-name="T2">Children share their ideas for their poem with a partner.</text:span></text:p>
          </table:table-cell>
          <table:covered-table-cell/>
          <table:covered-table-cell/>
          <table:table-cell table:style-name="Table1.A1" table:number-columns-spanned="2" office:value-type="string">
            <text:list xml:id="list34786110" text:continue-list="list5374325756431839345" text:style-name="Outline">
              <text:list-item>
                <text:h text:style-name="P13" text:outline-level="1"><text:span text:style-name="T3">Children to write their own version of the Grace Nichols’ poem ‘Sky Artist’.</text:span></text:h>
              </text:list-item>
            </text:list>
            <text:p text:style-name="P7"/>
            <text:p text:style-name="Standard"><text:span text:style-name="T7">TA- LA group</text:span></text:p>
            <text:p text:style-name="Standard"><text:span text:style-name="T7">TS- MA group</text:span></text:p>
          </table:table-cell>
          <table:covered-table-cell/>
          <table:table-cell table:style-name="Table1.A1" office:value-type="string">
            <text:p text:style-name="P1"><text:span text:style-name="T2">Children to share their poems at end of lesson. 2 stars and a wish.</text:span></text:p>
          </table:table-cell>
          <table:table-cell table:style-name="Table1.A1" office:value-type="string">
            <text:p text:style-name="Standard"><text:span text:style-name="T2">Children’s poems were imaginative and they worked hard to use figurative language.</text:span></text:p>
          </table:table-cell>
          <table:table-cell table:style-name="Table1.A1" table:number-columns-spanned="0" office:value-type="string">
            <text:p text:style-name="P3"/>
          </table:table-cell>
        </table:table-row>
        <text:soft-page-break/>
        <table:table-row table:style-name="Table1.2">
          <table:table-cell table:style-name="Table1.A1" office:value-type="string">
            <text:p text:style-name="P1"><text:span text:style-name="T2">Th</text:span></text:p>
          </table:table-cell>
          <table:table-cell table:style-name="Table1.A1" office:value-type="string">
            <text:p text:style-name="P2"/>
            <text:p text:style-name="P3"/>
          </table:table-cell>
          <table:table-cell table:style-name="Table1.A1" office:value-type="string">
            <text:list xml:id="list34770160" text:continue-list="list6267060753774374598" text:style-name="WWNum1">
              <text:list-item>
                <text:p text:style-name="P11"><text:span text:style-name="T1">To discuss and evaluate how authors use language, including figurative language, considering the impact on the reader; </text:span></text:p>
              </text:list-item>
            </text:list>
            <text:p text:style-name="Standard"><text:span text:style-name="T8"></text:span><text:span text:style-name="T1"> to use appropriate structure devices to structure a poem and guide the reader. </text:span></text:p>
            <text:p text:style-name="P3"/>
          </table:table-cell>
          <table:table-cell table:style-name="Table1.A1" table:number-columns-spanned="3" office:value-type="string">
            <text:p text:style-name="Standard"><text:span text:style-name="T2">Show the children the paining of the ‘Leaf Man’ which inspired Grace Nichols’ poem.</text:span></text:p>
            <text:p text:style-name="Standard"><text:span text:style-name="T2">Ask chn to talk about the painting with their partner.</text:span></text:p>
            <text:p text:style-name="Standard"><text:span text:style-name="T2">Read the poem aloud.</text:span></text:p>
            <text:p text:style-name="Standard"><text:span text:style-name="T2">Encourage the children to think about what leaves do, how they move and where they might go.</text:span></text:p>
            <text:p text:style-name="Standard"><text:span text:style-name="T2">Show images and paintings of leaves- brainstorm with a talk partner using thesauruses.</text:span></text:p>
            <text:p text:style-name="Standard"><text:span text:style-name="T2">Use children’s ideas to model writing a verse of the poem.</text:span></text:p>
            <text:p text:style-name="Standard"><text:span text:style-name="T2"><text:s/></text:span></text:p>
          </table:table-cell>
          <table:covered-table-cell/>
          <table:covered-table-cell/>
          <table:table-cell table:style-name="Table1.A1" table:number-columns-spanned="2" office:value-type="string">
            <text:list xml:id="list34779003" text:continue-list="list34786110" text:style-name="Outline">
              <text:list-item>
                <text:h text:style-name="Heading_20_1" text:outline-level="1"><text:span text:style-name="T3">The children to use the painting ‘The Leaf Man’ as inspiration to write a poem. </text:span></text:h>
              </text:list-item>
            </text:list>
            <text:p text:style-name="Standard"><text:span text:style-name="T7">TA- MA group</text:span></text:p>
            <text:p text:style-name="Standard"><text:span text:style-name="T7">TS- to work with LC focusing on handwriting and content of writing.</text:span></text:p>
          </table:table-cell>
          <table:covered-table-cell/>
          <table:table-cell table:style-name="Table1.A1" office:value-type="string">
            <text:p text:style-name="P1"><text:span text:style-name="T2">Children to share their poem with the class.</text:span></text:p>
            <text:p text:style-name="P1"><text:span text:style-name="T2">Oral feedback – 2 stars and a wish.</text:span></text:p>
          </table:table-cell>
          <table:table-cell table:style-name="Table1.A1" office:value-type="string">
            <text:p text:style-name="Standard"><text:span text:style-name="T2">Chn enjoyed writing about the leaf man painting. More time will be needed at beginning of tomorrow’s lesson to finish poems.</text:span></text:p>
          </table:table-cell>
          <table:table-cell table:style-name="Table1.A1" table:number-columns-spanned="0" office:value-type="string">
            <text:p text:style-name="P1"><text:span text:style-name="T2">Images of leaves.</text:span></text:p>
            <text:p text:style-name="P1"><text:span text:style-name="T2">Poem</text:span></text:p>
          </table:table-cell>
        </table:table-row>
        <text:soft-page-break/>
        <table:table-row table:style-name="Table1.2">
          <table:table-cell table:style-name="Table1.A1" office:value-type="string">
            <text:p text:style-name="P1"><text:span text:style-name="T2">F</text:span></text:p>
          </table:table-cell>
          <table:table-cell table:style-name="Table1.A1" office:value-type="string">
            <text:p text:style-name="P2"/>
            <text:p text:style-name="P3"/>
          </table:table-cell>
          <table:table-cell table:style-name="Table1.A1" office:value-type="string">
            <text:p text:style-name="P1"><text:span text:style-name="T2">To skim and scan a text to find information.</text:span></text:p>
            <text:p text:style-name="P1"><text:span text:style-name="T2">To answer questions about a text using full sentences.</text:span></text:p>
          </table:table-cell>
          <table:table-cell table:style-name="Table1.A1" table:number-columns-spanned="3" office:value-type="string">
            <text:p text:style-name="Standard"><text:span text:style-name="T2">Introduce the comprehension. (World record book ‘Tallest Man’) discuss the text by first skimming and looking at images and captions.</text:span></text:p>
            <text:p text:style-name="Standard"><text:span text:style-name="T2">Children to read the text with a partner (mixed ability groups)</text:span></text:p>
            <text:p text:style-name="Standard"><text:span text:style-name="T2">Then whole class to read the text together, stopping to discuss and clarify any information/vocabulary.</text:span></text:p>
            <text:p text:style-name="Standard"><text:span text:style-name="T2">Go through the questions. Model how to write the answer to the question by using the question itself as a starting point.</text:span></text:p>
          </table:table-cell>
          <table:covered-table-cell/>
          <table:covered-table-cell/>
          <table:table-cell table:style-name="Table1.A1" table:number-columns-spanned="2" office:value-type="string">
            <text:list xml:id="list34765809" text:continue-numbering="true" text:style-name="Outline">
              <text:list-item>
                <text:h text:style-name="P13" text:outline-level="1"><text:span text:style-name="T3">Whole class to work together to answer the questions to the reading comprehension. Children to focus on highlighting the answer in the text and using the question to form the answer they write.</text:span></text:h>
              </text:list-item>
            </text:list>
            <text:p text:style-name="Standard"><text:span text:style-name="T7">TA- to work with SW </text:span></text:p>
            <text:p text:style-name="Standard"><text:span text:style-name="T7">TS- MA group</text:span></text:p>
          </table:table-cell>
          <table:covered-table-cell/>
          <table:table-cell table:style-name="Table1.A1" office:value-type="string">
            <text:p text:style-name="P1"><text:span text:style-name="T2">Discuss with the class,</text:span></text:p>
            <text:p text:style-name="P1"><text:span text:style-name="T2">Which questions were most difficult? What is the best way to tackle a text?</text:span></text:p>
          </table:table-cell>
          <table:table-cell table:style-name="Table1.A1" office:value-type="string">
            <text:p text:style-name="Standard"><text:span text:style-name="T2">The comprehension was challenging but the class improved at using the question as the beginning of their answer. SW needed lots of guidance with this.</text:span></text:p>
            <text:p text:style-name="Standard"><text:span text:style-name="T2">More practise needed with ‘What do you think’ questions.</text:span></text:p>
          </table:table-cell>
          <table:table-cell table:style-name="Table1.A1" table:number-columns-spanned="0" office:value-type="string">
            <text:p text:style-name="P1"><text:span text:style-name="T2">Copy of comprehension</text:span></text:p>
            <text:p text:style-name="P1"><text:span text:style-name="T2">highlighters</text:span></text:p>
          </table:table-cell>
        </table:table-row>
        <table:table-row table:style-name="Table1.2">
          <table:table-cell table:style-name="Table1.A1" table:number-columns-spanned="2" office:value-type="string">
            <text:p text:style-name="P1"><text:span text:style-name="T2">Guided Reading/Whole Class Text</text:span></text:p>
          </table:table-cell>
          <table:covered-table-cell/>
          <table:table-cell table:style-name="Table1.A1" office:value-type="string">
            <text:p text:style-name="P3"/>
            <text:p text:style-name="P3"/>
            <text:p text:style-name="P3"/>
          </table:table-cell>
          <table:table-cell table:style-name="Table1.A1" table:number-columns-spanned="3" office:value-type="string">
            <text:p text:style-name="P2"/>
          </table:table-cell>
          <table:covered-table-cell/>
          <table:covered-table-cell/>
          <table:table-cell table:style-name="Table1.A1" table:number-columns-spanned="2" office:value-type="string">
            <text:list xml:id="list34765185" text:continue-numbering="true" text:style-name="Outline">
              <text:list-item>
                <text:h text:style-name="P14" text:outline-level="1"/>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ext:soft-page-break/>
        <table:table-row table:style-name="Table1.2">
          <table:table-cell table:style-name="Table1.A1" table:number-columns-spanned="2" office:value-type="string">
            <text:p text:style-name="P1"><text:span text:style-name="T2">Handwriting</text:span></text:p>
          </table:table-cell>
          <table:covered-table-cell/>
          <table:table-cell table:style-name="Table1.A1" office:value-type="string">
            <text:p text:style-name="P3"/>
            <text:p text:style-name="P1"><text:span text:style-name="T2">To write legibly and fluidly with increasing speed.</text:span></text:p>
          </table:table-cell>
          <table:table-cell table:style-name="Table1.A1" table:number-columns-spanned="3" office:value-type="string">
            <text:p text:style-name="P1"><text:span text:style-name="T2">Teacher modelling of class spelling list handwriting- putting into sentences. Discussing which letters are better left unjoined.</text:span></text:p>
          </table:table-cell>
          <table:covered-table-cell/>
          <table:covered-table-cell/>
          <table:table-cell table:style-name="Table1.A1" table:number-columns-spanned="2" office:value-type="string">
            <text:list xml:id="list34773627" text:continue-numbering="true" text:style-name="Outline">
              <text:list-item>
                <text:h text:style-name="Heading_20_1" text:outline-level="1"><text:span text:style-name="T3">Chn to copy teacher’s modelled handwriting of class spelling list for week.</text:span></text:h>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able:table-row table:style-name="Table1.9">
          <table:table-cell table:style-name="Table1.A9" table:number-columns-spanned="4" office:value-type="string">
            <text:p text:style-name="P8"><text:span text:style-name="T6">Homework </text:span></text:p>
            <text:p text:style-name="P8"><text:span text:style-name="T6"><text:tab/><text:tab/>Comprehension </text:span></text:p>
          </table:table-cell>
          <table:covered-table-cell/>
          <table:covered-table-cell/>
          <table:covered-table-cell/>
          <table:table-cell table:style-name="Table1.A9" table:number-columns-spanned="3" office:value-type="string">
            <text:p text:style-name="P8"><text:span text:style-name="T6">Cross curricular links</text:span></text:p>
            <text:p text:style-name="P8"><text:span text:style-name="T6">Art </text:span></text:p>
          </table:table-cell>
          <table:covered-table-cell/>
          <table:covered-table-cell/>
          <table:table-cell table:style-name="Table1.A9" table:number-columns-spanned="3" office:value-type="string">
            <text:p text:style-name="P8"><text:span text:style-name="T6">Future Planning</text:span></text:p>
          </table:table-cell>
          <table:covered-table-cell/>
          <table:covered-table-cell/>
        </table:table-row>
        <table:table-row table:style-name="Table1.9">
          <table:table-cell table:style-name="Table1.A9" table:number-columns-spanned="5" office:value-type="string">
            <text:p text:style-name="P8"><text:span text:style-name="T6">SENs</text:span></text:p>
            <text:p text:style-name="P9"/>
            <text:p text:style-name="P9"/>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ahoma" fo:font-size="12pt" fo:language="en" fo:country="US" style:font-name-asian="Times New Roman1" style:font-size-asian="12pt" style:font-name-complex="Times New Roman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keep-with-next="always"/>
      <style:text-properties style:font-name="Times New Roman" fo:font-size="10pt" fo:language="en" fo:country="GB"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0pt" fo:font-weight="bold" style:font-name-asian="Times New Roman1" style:font-size-asian="10pt" style:font-weight-asian="bold" style:font-name-complex="Times New Roman1" style:font-size-complex="10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 Mannion</meta:initial-creator>
    <dc:creator>Profile Setup</dc:creator>
    <meta:editing-cycles>2</meta:editing-cycles>
    <meta:print-date>2016-07-05T06:49:00</meta:print-date>
    <meta:creation-date>2017-02-27T16:07:00</meta:creation-date>
    <dc:date>2017-02-27T16:07:00</dc:date>
    <meta:editing-duration>P0D</meta:editing-duration>
    <meta:generator>OpenOffice/4.1.5$Win32 OpenOffice.org_project/415m1$Build-9789</meta:generator>
    <meta:document-statistic meta:table-count="1" meta:image-count="0" meta:object-count="0" meta:page-count="6" meta:paragraph-count="70" meta:word-count="599" meta:character-count="3544"/>
    <meta:user-defined meta:name="AppVersion">14.0000</meta:user-defined>
    <meta:user-defined meta:name="Company">English Martyrs' RC Primary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